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Sans Serif" style:font-family-generic="roman" style:font-pitch="variable" style:text-position="0% 100%"/>
    </style:style>
    <style:style style:name="T2" style:family="text">
      <style:text-properties fo:font-family="DejaVu Sans" style:font-family-generic="roman" style:font-pitch="variable"/>
    </style:style>
    <style:style style:name="P1" style:family="paragraph">
      <style:paragraph-properties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1" style:family="graphic">
      <style:graphic-properties calligra:shadow-blur-radius="7.92pt" draw:fill="none" draw:shadow="visible" draw:shadow-color="#cccccc" draw:shadow-offset-x="3.19768pt" draw:shadow-offset-y="3.89569pt" draw:stroke="none" fo:margin="0.000000000000000pt" style:wrap="biggest" style:wrap-contour="false" style:wrap-dynamic-threshold="0.000000000000000pt"/>
    </style:style>
    <style:style style:name="gr2" style:family="graphic">
      <style:graphic-properties draw:fill="solid" draw:fill-color="#ffffff" draw:stroke="solid" draw:stroke-linejoin="bevel" draw:textarea-horizontal-align="center"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3" style:family="graphic">
      <style:graphic-properties draw:auto-grow-height="false" draw:auto-grow-width="true" draw:fill="none" draw:stroke="none" draw:textarea-vertical-align="middle" fo:margin="0.000000000000000pt" fo:padding="0.000000000000000pt" style:wrap="biggest" style:wrap-contour="false" style:wrap-dynamic-threshold="0.000000000000000pt"/>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4"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5" style:family="graphic">
      <style:graphic-properties draw:fill="none" draw:stroke="solid" draw:stroke-linejoin="bevel" draw:textarea-horizontal-align="left" draw:textarea-vertical-align="middle"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6" style:family="graphic">
      <style:graphic-properties draw:fill="none"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143.54477363605pt">
          <draw:path draw:style-name="gr2" xml:id="shape-2" draw:id="shape-2" draw:layer="" svg:width="143.76679413522pt" svg:height="80.13766393136pt" svg:x="70.86626450000pt" svg:y="217.84344547969pt" svg:viewBox="0 0 144 80" svg:d="M0 0L143.767 0L143.767 80.1377L0 80.1377Z" calligra:nodeTypes="ccccc">
            <draw:glue-point draw:id="4" svg:x="0.50000000000pt" svg:y="0.50000000000pt" draw:align="center"/>
            <draw:glue-point draw:id="5" svg:x="0.50000000000pt" svg:y="0.50000000000pt" draw:align="center"/>
          </draw:path>
          <draw:frame draw:style-name="gr3" xml:id="shape-3" draw:id="shape-3" draw:layer="" svg:width="115.01343530818pt" svg:height="80.13766393136pt" svg:x="85.24294391352pt" svg:y="222.75454800522pt">
            <draw:text-box>
              <text:p text:style-name="P1"><text:span text:style-name="T1">Paradigm API</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4" draw:id="shape-4" svg:y="195.48344345007pt">
          <draw:path draw:style-name="gr4" xml:id="shape-5" draw:id="shape-5" draw:layer="" svg:width="119.61641313415pt" svg:height="80.46225106347pt" draw:transform="matrix(0.99999979060 0.00064715117 -0.00064715117 0.99999979060 422.13078400519pt 128.43867585458pt)" svg:viewBox="0 0 120 80" svg:d="M0 0L119.616 0L119.616 80.4623L0 80.4623Z" calligra:nodeTypes="ccccc">
            <draw:glue-point draw:id="4" svg:x="0.50000000000pt" svg:y="0.50000000000pt" draw:align="center"/>
            <draw:glue-point draw:id="5" svg:x="0.50000000000pt" svg:y="0.50000000000pt" draw:align="center"/>
          </draw:path>
          <draw:frame draw:style-name="gr3" xml:id="shape-6" draw:id="shape-6" draw:layer="" svg:width="96.00182116322pt" svg:height="80.09292530035pt" draw:transform="matrix(0.99999979060 0.00064715117 -0.00064715117 0.99999979060 434.13100913773pt 128.44644181598pt)">
            <draw:text-box>
              <text:p text:style-name="P1"><text:span text:style-name="T1">Local Storage</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7" draw:id="shape-7" svg:y="106.53494107898pt">
          <draw:path draw:style-name="gr4" xml:id="shape-8" draw:id="shape-8" draw:layer="" svg:width="126.47843067747pt" svg:height="93.86218489493pt" svg:x="425.67372708948pt" svg:y="317.11373554706pt" svg:viewBox="0 0 126 94" svg:d="M0 0L126.478 0L126.478 93.8622L0 93.8622Z" calligra:nodeTypes="ccccc">
            <draw:glue-point draw:id="4" svg:x="0.50000000000pt" svg:y="0.50000000000pt" draw:align="center"/>
            <draw:glue-point draw:id="5" svg:x="0.50000000000pt" svg:y="0.50000000000pt" draw:align="center"/>
          </draw:path>
          <draw:frame draw:style-name="gr3" xml:id="shape-9" draw:id="shape-9" draw:layer="" svg:width="101.83501586102pt" svg:height="92.89453845019pt" svg:x="438.40310407212pt" svg:y="317.11373554706pt">
            <draw:text-box>
              <text:p text:style-name="P1"><text:span text:style-name="T1">Remote Storage</text:span></text:p>
              <text:p text:style-name="P1"><text:span text:style-name="T1">Client</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0" draw:id="shape-10" svg:y="108.14272876040pt">
          <draw:path draw:style-name="gr4" xml:id="shape-11" draw:id="shape-11" draw:layer="" svg:width="119.23364061212pt" svg:height="80.92722229680pt" svg:x="602.78216300923pt" svg:y="128.24488676445pt" svg:viewBox="0 0 119 81" svg:d="M0 0L119.234 0L119.234 80.9272L0 80.9272Z" calligra:nodeTypes="ccccc">
            <draw:glue-point draw:id="4" svg:x="0.50000000000pt" svg:y="0.50000000000pt" draw:align="center"/>
            <draw:glue-point draw:id="5" svg:x="0.50000000000pt" svg:y="0.50000000000pt" draw:align="center"/>
          </draw:path>
          <draw:frame draw:style-name="gr3" xml:id="shape-12" draw:id="shape-12" draw:layer="" svg:width="96.00182116322pt" svg:height="80.09292530035pt" svg:x="614.78239065464pt" svg:y="128.24488676445pt">
            <draw:text-box>
              <text:p text:style-name="P1"><text:span text:style-name="T1">Storage Server</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3" draw:id="shape-13" svg:y="196.86502974330pt">
          <draw:path draw:style-name="gr4" xml:id="shape-14" draw:id="shape-14" draw:layer="" svg:width="119.86950244733pt" svg:height="80.27560088540pt" svg:x="256.92149656234pt" svg:y="217.84344730438pt" svg:viewBox="0 0 120 80" svg:d="M0 0L119.87 0L119.87 80.2756L0 80.2756Z" calligra:nodeTypes="ccccc">
            <draw:glue-point draw:id="4" svg:x="0.50000000000pt" svg:y="0.50000000000pt" draw:align="center"/>
            <draw:glue-point draw:id="5" svg:x="0.50000000000pt" svg:y="0.50000000000pt" draw:align="center"/>
          </draw:path>
          <draw:frame draw:style-name="gr3" xml:id="shape-15" draw:id="shape-15" draw:layer="" svg:width="96.05101784090pt" svg:height="80.13766393136pt" svg:x="268.92787379245pt" svg:y="222.75454982990pt">
            <draw:text-box>
              <text:p text:style-name="P1"><text:span text:style-name="T1">Storage</text:span></text:p>
              <text:p text:style-name="P1"><text:span text:style-name="T1">API</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connector draw:style-name="gr5" xml:id="shape-16" draw:id="shape-16" draw:layer="" draw:type="standard" draw:start-shape="shape-2" draw:start-glue-point="1" draw:end-shape="shape-14" draw:end-glue-point="3" svg:d="M0 0L20 0L21.1442 0L21.1442 0.0689703L22.2884 0.0689703L42.2884 0.0689703" svg:viewBox="0 0 42 0"/>
        <draw:connector draw:style-name="gr5" xml:id="shape-17" draw:id="shape-17" draw:layer="" draw:type="standard" draw:start-shape="shape-14" draw:start-glue-point="1" draw:end-shape="shape-5" draw:end-glue-point="3" svg:d="M0 89.4352L20 89.4352L22.6569 89.4352L22.6569 0L25.3137 0L45.3137 0" svg:viewBox="0 0 45 89">
          <draw:glue-point draw:id="4" svg:x="-50%" svg:y="50%"/>
        </draw:connector>
        <draw:connector draw:style-name="gr5" xml:id="shape-18" draw:id="shape-18" draw:layer="" draw:type="standard" draw:start-shape="shape-8" draw:start-glue-point="3" draw:end-shape="shape-19" draw:end-glue-point="2" svg:d="M26.225 106.064L6.225 106.064L0 106.064L0 20L0 0" svg:viewBox="0 0 26 106"/>
        <draw:connector draw:style-name="gr5" xml:id="shape-20" draw:id="shape-20" draw:layer="" draw:type="standard" draw:start-shape="shape-5" draw:start-glue-point="1" draw:end-shape="shape-11" draw:end-glue-point="3" svg:d="M0 0L20 0L30.5305 0L30.5305 0.0850355L41.061 0.0850355L61.061 0.0850355" svg:viewBox="0 0 61 0"/>
        <draw:path draw:style-name="gr6" xml:id="shape-21" draw:id="shape-21" draw:layer="" svg:width="171.01210466122pt" svg:height="91.08253400434pt" svg:x="494.34421362848pt" svg:y="365.12484890239pt" svg:viewBox="0 0 171 91" svg:d="M0 44.6119C106.573 118.965 163.577 104.094 171.012 0" calligra:nodeTypes="cc">
          <draw:glue-point draw:id="4" svg:x="0.50000000000pt" svg:y="0.50000000000pt" draw:align="center"/>
        </draw:path>
        <draw:path draw:style-name="gr6" xml:id="shape-22" draw:id="shape-22" draw:layer="" svg:width="53.22007190806pt" svg:height="73.24247781248pt" svg:x="655.44257309194pt" svg:y="210.22258018752pt" svg:viewBox="0 0 53 73" svg:d="M0 0C51.4277 25.6041 65.5836 50.0182 42.4678 73.2425" calligra:nodeTypes="cc">
          <draw:glue-point draw:id="4" svg:x="0.50000000000pt" svg:y="0.50000000000pt" draw:align="center"/>
        </draw:path>
        <draw:g draw:style-name="gr1" xml:id="shape-23" draw:id="shape-23" svg:y="212.95938953151pt">
          <draw:path draw:style-name="gr4" xml:id="shape-24" draw:id="shape-24" draw:layer="" svg:width="184.25228770000pt" svg:height="99.21277030000pt" svg:x="595.27662180000pt" svg:y="269.29180510000pt" svg:viewBox="0 0 184 99" svg:d="M40.4044 28.5059C24.9044 27.771 -3.29444 35.7077 0.316009 52.2668C3.92645 68.8749 23.9707 71.7164 32.1875 67.4051C40.4044 63.0939 19.4265 89.7452 59.5771 96.9469C99.6655 104.149 119.71 92.6357 114.294 84.0132C108.878 75.3907 149.838 103.463 168.949 87.5896C188.059 71.7164 148.905 56.578 157.121 58.7826C165.338 60.9382 190.86 58.0477 182.644 30.6615C174.427 3.27534 100.599 24.1457 108.816 20.5693C117.033 16.9929 96.0551 -3.19153 71.4044 0.433835C45.8823 4.69609 44.0771 11.163 41.3381 27.0362Z" calligra:nodeTypes="cccccccccccc">
            <draw:glue-point draw:id="4" svg:x="0.50000000000pt" svg:y="0.50000000000pt" draw:align="center"/>
            <draw:glue-point draw:id="5" svg:x="0.50000000000pt" svg:y="0.50000000000pt" draw:align="center"/>
          </draw:path>
          <draw:frame draw:style-name="gr3" xml:id="shape-25" draw:id="shape-25" draw:layer="" svg:width="106.73094583862pt" svg:height="52.69180056645pt" svg:x="640.67152233463pt" svg:y="294.58386937190pt">
            <draw:text-box>
              <text:p text:style-name="P2"><text:span text:style-name="T2">Network</text:span></text:p>
            </draw:text-box>
            <draw:glue-point draw:id="4" svg:x="0.50000000000pt" svg:y="0.50000000000pt" draw:align="center"/>
            <draw:glue-point draw:id="5" svg:x="0.50000000000pt" svg:y="0.50000000000pt" draw:align="center"/>
          </draw:frame>
          <draw:glue-point draw:id="4" svg:x="-50%" svg:y="-0.8401%"/>
          <draw:glue-point draw:id="5" svg:x="-4.6301%" svg:y="50%"/>
          <draw:glue-point draw:id="6" svg:x="49.95%" svg:y="-8.7301%"/>
          <draw:glue-point draw:id="7" svg:x="-8.0901%" svg:y="-49.9601%"/>
          <draw:glue-point draw:id="8" svg:x="0.86%" svg:y="0.36%"/>
          <draw:glue-point draw:id="9" svg:x="0.50000000000pt" svg:y="0.50000000000pt" draw:align="center"/>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2</meta:generator>
    <dc:title/>
    <meta:initial-creator>Unknown</meta:initial-creator>
    <meta:editing-cycles>7</meta:editing-cycles>
    <dc:date>2013-06-28T02:02:59</dc:date>
    <meta:creation-date>2013-06-27T23:27:59</meta:creation-date>
    <dc:creator>Justin</dc:creator>
  </office:meta>
</office:document-meta>
</file>